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6826in"/>
    </style:style>
    <style:style style:name="Table4.B" style:family="table-column">
      <style:table-column-properties style:column-width="1.0069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1.1806in"/>
    </style:style>
    <style:style style:name="Table4.E" style:family="table-column">
      <style:table-column-properties style:column-width="0.7403in"/>
    </style:style>
    <style:style style:name="Table4.F" style:family="table-column">
      <style:table-column-properties style:column-width="0.5792in"/>
    </style:style>
    <style:style style:name="Table4.G" style:family="table-column">
      <style:table-column-properties style:column-width="1.0528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1.2354in"/>
    </style:style>
    <style:style style:name="Table1" style:family="table">
      <style:table-properties style:width="6.6201in" fo:margin-left="0.0229in" table:align="left" style:may-break-between-rows="false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1.0069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0.7403in"/>
    </style:style>
    <style:style style:name="Table1.F" style:family="table-column">
      <style:table-column-properties style:column-width="0.5792in"/>
    </style:style>
    <style:style style:name="Table1.G" style:family="table-column">
      <style:table-column-properties style:column-width="1.0528in"/>
    </style:style>
    <style:style style:name="Table1.1" style:family="table-row">
      <style:table-row-properties style:min-row-height="0.254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01in" fo:margin-left="0.0229in" table:align="left" style:may-break-between-rows="false"/>
    </style:style>
    <style:style style:name="Table2.A" style:family="table-column">
      <style:table-column-properties style:column-width="0.6826in"/>
    </style:style>
    <style:style style:name="Table2.B" style:family="table-column">
      <style:table-column-properties style:column-width="1.0069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1.1806in"/>
    </style:style>
    <style:style style:name="Table2.E" style:family="table-column">
      <style:table-column-properties style:column-width="0.7403in"/>
    </style:style>
    <style:style style:name="Table2.F" style:family="table-column">
      <style:table-column-properties style:column-width="0.5792in"/>
    </style:style>
    <style:style style:name="Table2.G" style:family="table-column">
      <style:table-column-properties style:column-width="1.0528in"/>
    </style:style>
    <style:style style:name="Table2.1" style:family="table-row">
      <style:table-row-properties style:min-row-height="0.254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2576in"/>
    </style:style>
    <style:style style:name="Table3" style:family="table">
      <style:table-properties style:width="6.6201in" fo:margin-left="0.0229in" table:align="left" style:may-break-between-rows="false"/>
    </style:style>
    <style:style style:name="Table3.A" style:family="table-column">
      <style:table-column-properties style:column-width="0.6826in"/>
    </style:style>
    <style:style style:name="Table3.B" style:family="table-column">
      <style:table-column-properties style:column-width="1.0069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1.1806in"/>
    </style:style>
    <style:style style:name="Table3.E" style:family="table-column">
      <style:table-column-properties style:column-width="0.7403in"/>
    </style:style>
    <style:style style:name="Table3.F" style:family="table-column">
      <style:table-column-properties style:column-width="0.5792in"/>
    </style:style>
    <style:style style:name="Table3.G" style:family="table-column">
      <style:table-column-properties style:column-width="1.0528in"/>
    </style:style>
    <style:style style:name="Table3.1" style:family="table-row">
      <style:table-row-properties style:min-row-height="0.254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Standard">
      <style:text-properties officeooo:paragraph-rsid="016c062d"/>
    </style:style>
    <style:style style:name="P7" style:family="paragraph" style:parent-style-name="Text_20_body">
      <style:text-properties officeooo:rsid="0019a9ec" officeooo:paragraph-rsid="0009db63"/>
    </style:style>
    <style:style style:name="P8" style:family="paragraph" style:parent-style-name="Text_20_body">
      <style:text-properties officeooo:paragraph-rsid="016c062d"/>
    </style:style>
    <style:style style:name="P9" style:family="paragraph" style:parent-style-name="Text_20_body">
      <style:text-properties officeooo:rsid="016c404d" officeooo:paragraph-rsid="016c404d"/>
    </style:style>
    <style:style style:name="P10" style:family="paragraph" style:parent-style-name="Text_20_body">
      <style:paragraph-properties fo:break-before="page"/>
      <style:text-properties officeooo:rsid="000c32cd" officeooo:paragraph-rsid="000c32cd"/>
    </style:style>
    <style:style style:name="P11" style:family="paragraph" style:parent-style-name="Standard">
      <style:paragraph-properties fo:break-before="page"/>
      <style:text-properties officeooo:paragraph-rsid="016c062d"/>
    </style:style>
    <style:style style:name="P12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13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14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15" style:family="paragraph" style:parent-style-name="Title">
      <style:text-properties fo:font-size="22pt" officeooo:rsid="014c4ec6" officeooo:paragraph-rsid="014c4ec6" style:font-size-asian="22pt" style:font-size-complex="22pt"/>
    </style:style>
    <style:style style:name="P16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5315db" style:font-weight-asian="bold" style:font-weight-complex="bold"/>
    </style:style>
    <style:style style:name="P17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55a0f3" style:font-weight-asian="bold" style:font-weight-complex="bold"/>
    </style:style>
    <style:style style:name="P18" style:family="paragraph" style:parent-style-name="Text_20_body">
      <style:paragraph-properties fo:margin-top="0in" fo:margin-bottom="0.0181in" loext:contextual-spacing="false"/>
      <style:text-properties fo:font-weight="bold" officeooo:rsid="015315db" officeooo:paragraph-rsid="018e702e" style:font-weight-asian="bold" style:font-weight-complex="bold"/>
    </style:style>
    <style:style style:name="P19" style:family="paragraph" style:parent-style-name="Text_20_body">
      <style:paragraph-properties fo:margin-top="0in" fo:margin-bottom="0.0181in" loext:contextual-spacing="false"/>
      <style:text-properties fo:font-weight="bold" officeooo:rsid="01545025" officeooo:paragraph-rsid="01545025" style:font-weight-asian="bold" style:font-weight-complex="bold"/>
    </style:style>
    <style:style style:name="P20" style:family="paragraph" style:parent-style-name="Text_20_body">
      <style:paragraph-properties fo:margin-top="0in" fo:margin-bottom="0.0181in" loext:contextual-spacing="false"/>
      <style:text-properties fo:font-weight="bold" officeooo:rsid="01545025" officeooo:paragraph-rsid="018e702e" style:font-weight-asian="bold" style:font-weight-complex="bold"/>
    </style:style>
    <style:style style:name="P21" style:family="paragraph" style:parent-style-name="Text_20_body">
      <style:paragraph-properties fo:margin-top="0in" fo:margin-bottom="0.0181in" loext:contextual-spacing="false"/>
      <style:text-properties officeooo:rsid="01545025" officeooo:paragraph-rsid="01617a61"/>
    </style:style>
    <style:style style:name="P22" style:family="paragraph" style:parent-style-name="Text_20_body">
      <style:paragraph-properties fo:margin-top="0in" fo:margin-bottom="0.0181in" loext:contextual-spacing="false"/>
      <style:text-properties officeooo:rsid="01545025" officeooo:paragraph-rsid="018e702e"/>
    </style:style>
    <style:style style:name="P23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0eccc3f" style:font-size-asian="10pt" style:font-weight-asian="bold" style:font-size-complex="10pt" style:font-weight-complex="bold" style:text-rotation-angle="0" style:text-rotation-scale="line-height"/>
    </style:style>
    <style:style style:name="P24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16c062d" style:font-size-asian="10pt" style:font-weight-asian="bold" style:font-size-complex="10pt" style:font-weight-complex="bold" style:text-rotation-angle="0" style:text-rotation-scale="line-height"/>
    </style:style>
    <style:style style:name="P25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weight="bold" officeooo:rsid="0086f618" officeooo:paragraph-rsid="016c404d" style:font-size-asian="10pt" style:font-weight-asian="bold" style:font-size-complex="10pt" style:font-weight-complex="bold" style:text-rotation-angle="0" style:text-rotation-scale="line-height"/>
    </style:style>
    <style:style style:name="P26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size="10pt" fo:font-style="normal" fo:font-weight="bold" officeooo:rsid="016c404d" officeooo:paragraph-rsid="016c404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27" style:family="paragraph" style:parent-style-name="Table_20_Contents">
      <style:text-properties fo:font-size="10pt" officeooo:rsid="0086f618" officeooo:paragraph-rsid="0086f618" style:font-size-asian="10pt" style:font-size-complex="10pt"/>
    </style:style>
    <style:style style:name="P28" style:family="paragraph" style:parent-style-name="Table_20_Contents">
      <style:text-properties fo:font-size="10pt" officeooo:rsid="0086f618" officeooo:paragraph-rsid="016c062d" style:font-size-asian="10pt" style:font-size-complex="10pt"/>
    </style:style>
    <style:style style:name="P29" style:family="paragraph" style:parent-style-name="Table_20_Contents">
      <style:text-properties fo:font-size="10pt" officeooo:rsid="0088f58f" officeooo:paragraph-rsid="0088f58f" style:font-size-asian="10pt" style:font-size-complex="10pt"/>
    </style:style>
    <style:style style:name="P30" style:family="paragraph" style:parent-style-name="Table_20_Contents">
      <style:text-properties fo:font-size="10pt" officeooo:rsid="0088f58f" officeooo:paragraph-rsid="016c062d" style:font-size-asian="10pt" style:font-size-complex="10pt"/>
    </style:style>
    <style:style style:name="P31" style:family="paragraph" style:parent-style-name="Table_20_Contents">
      <style:text-properties fo:font-size="10pt" officeooo:rsid="0088f58f" officeooo:paragraph-rsid="0176c29b" style:font-size-asian="10pt" style:font-size-complex="10pt"/>
    </style:style>
    <style:style style:name="P32" style:family="paragraph" style:parent-style-name="Table_20_Contents">
      <style:text-properties fo:font-size="10pt" officeooo:rsid="0088f58f" officeooo:paragraph-rsid="01848f40" style:font-size-asian="10pt" style:font-size-complex="10pt"/>
    </style:style>
    <style:style style:name="P33" style:family="paragraph" style:parent-style-name="Table_20_Contents">
      <style:text-properties fo:font-size="10pt" officeooo:rsid="00c5711d" officeooo:paragraph-rsid="00c5711d" style:font-size-asian="10pt" style:font-size-complex="10pt"/>
    </style:style>
    <style:style style:name="P34" style:family="paragraph" style:parent-style-name="Table_20_Contents">
      <style:text-properties fo:font-size="10pt" officeooo:rsid="00c5711d" officeooo:paragraph-rsid="016756ef" style:font-size-asian="10pt" style:font-size-complex="10pt"/>
    </style:style>
    <style:style style:name="P35" style:family="paragraph" style:parent-style-name="Table_20_Contents">
      <style:text-properties fo:font-size="10pt" officeooo:rsid="00c5711d" officeooo:paragraph-rsid="01691f19" style:font-size-asian="10pt" style:font-size-complex="10pt"/>
    </style:style>
    <style:style style:name="P36" style:family="paragraph" style:parent-style-name="Table_20_Contents">
      <style:text-properties fo:font-size="10pt" officeooo:rsid="00c5711d" officeooo:paragraph-rsid="016b71ea" style:font-size-asian="10pt" style:font-size-complex="10pt"/>
    </style:style>
    <style:style style:name="P37" style:family="paragraph" style:parent-style-name="Table_20_Contents">
      <style:text-properties fo:font-size="10pt" officeooo:rsid="00c5711d" officeooo:paragraph-rsid="016c062d" style:font-size-asian="10pt" style:font-size-complex="10pt"/>
    </style:style>
    <style:style style:name="P38" style:family="paragraph" style:parent-style-name="Table_20_Contents">
      <style:text-properties fo:font-size="10pt" officeooo:rsid="00c5711d" officeooo:paragraph-rsid="016eb5bd" style:font-size-asian="10pt" style:font-size-complex="10pt"/>
    </style:style>
    <style:style style:name="P39" style:family="paragraph" style:parent-style-name="Table_20_Contents">
      <style:text-properties fo:font-size="10pt" officeooo:rsid="00c5711d" officeooo:paragraph-rsid="0178e633" style:font-size-asian="10pt" style:font-size-complex="10pt"/>
    </style:style>
    <style:style style:name="P40" style:family="paragraph" style:parent-style-name="Table_20_Contents">
      <style:text-properties fo:font-size="10pt" officeooo:rsid="00c5711d" officeooo:paragraph-rsid="017bef44" style:font-size-asian="10pt" style:font-size-complex="10pt"/>
    </style:style>
    <style:style style:name="P41" style:family="paragraph" style:parent-style-name="Table_20_Contents">
      <style:text-properties fo:font-size="10pt" officeooo:rsid="00c5711d" officeooo:paragraph-rsid="01848f40" style:font-size-asian="10pt" style:font-size-complex="10pt"/>
    </style:style>
    <style:style style:name="P42" style:family="paragraph" style:parent-style-name="Table_20_Contents">
      <style:text-properties fo:font-size="10pt" officeooo:rsid="012bd8f1" officeooo:paragraph-rsid="012bd8f1" style:font-size-asian="10pt" style:font-size-complex="10pt"/>
    </style:style>
    <style:style style:name="P43" style:family="paragraph" style:parent-style-name="Table_20_Contents">
      <style:text-properties fo:font-size="10pt" officeooo:rsid="00966668" officeooo:paragraph-rsid="00966668" style:font-size-asian="10pt" style:font-size-complex="10pt"/>
    </style:style>
    <style:style style:name="P44" style:family="paragraph" style:parent-style-name="Table_20_Contents">
      <style:text-properties fo:font-size="10pt" officeooo:rsid="00966668" officeooo:paragraph-rsid="016c062d" style:font-size-asian="10pt" style:font-size-complex="10pt"/>
    </style:style>
    <style:style style:name="P45" style:family="paragraph" style:parent-style-name="Table_20_Contents">
      <style:text-properties fo:font-size="10pt" officeooo:rsid="00987c0b" officeooo:paragraph-rsid="00987c0b" style:font-size-asian="10pt" style:font-size-complex="10pt"/>
    </style:style>
    <style:style style:name="P46" style:family="paragraph" style:parent-style-name="Table_20_Contents">
      <style:text-properties fo:font-size="10pt" officeooo:rsid="00987c0b" officeooo:paragraph-rsid="016c062d" style:font-size-asian="10pt" style:font-size-complex="10pt"/>
    </style:style>
    <style:style style:name="P47" style:family="paragraph" style:parent-style-name="Table_20_Contents">
      <style:text-properties fo:font-size="10pt" officeooo:rsid="00df4b4a" officeooo:paragraph-rsid="00df4b4a" style:font-size-asian="10pt" style:font-size-complex="10pt"/>
    </style:style>
    <style:style style:name="P48" style:family="paragraph" style:parent-style-name="Table_20_Contents">
      <style:text-properties fo:font-size="10pt" officeooo:rsid="00df4b4a" officeooo:paragraph-rsid="016c062d" style:font-size-asian="10pt" style:font-size-complex="10pt"/>
    </style:style>
    <style:style style:name="P49" style:family="paragraph" style:parent-style-name="Table_20_Contents">
      <style:text-properties fo:font-size="10pt" officeooo:rsid="00c56bfa" officeooo:paragraph-rsid="00c56bfa" style:font-size-asian="10pt" style:font-size-complex="10pt"/>
    </style:style>
    <style:style style:name="P50" style:family="paragraph" style:parent-style-name="Table_20_Contents">
      <style:text-properties fo:font-size="10pt" officeooo:rsid="00c56bfa" officeooo:paragraph-rsid="016c062d" style:font-size-asian="10pt" style:font-size-complex="10pt"/>
    </style:style>
    <style:style style:name="P51" style:family="paragraph" style:parent-style-name="Table_20_Contents">
      <style:text-properties fo:font-size="10pt" officeooo:rsid="00c56bfa" officeooo:paragraph-rsid="019b1605" style:font-size-asian="10pt" style:font-size-complex="10pt"/>
    </style:style>
    <style:style style:name="P52" style:family="paragraph" style:parent-style-name="Table_20_Contents">
      <style:text-properties fo:font-size="10pt" officeooo:rsid="01617a61" officeooo:paragraph-rsid="01617a61" style:font-size-asian="10pt" style:font-size-complex="10pt"/>
    </style:style>
    <style:style style:name="P53" style:family="paragraph" style:parent-style-name="Table_20_Contents">
      <style:text-properties fo:font-size="10pt" officeooo:rsid="01691f19" officeooo:paragraph-rsid="01691f19" style:font-size-asian="10pt" style:font-size-complex="10pt"/>
    </style:style>
    <style:style style:name="P54" style:family="paragraph" style:parent-style-name="Table_20_Contents">
      <style:text-properties fo:font-size="10pt" officeooo:rsid="01691f19" officeooo:paragraph-rsid="016c062d" style:font-size-asian="10pt" style:font-size-complex="10pt"/>
    </style:style>
    <style:style style:name="P55" style:family="paragraph" style:parent-style-name="Table_20_Contents">
      <style:text-properties fo:font-size="10pt" officeooo:rsid="016de800" officeooo:paragraph-rsid="016de800" style:font-size-asian="10pt" style:font-size-complex="10pt"/>
    </style:style>
    <style:style style:name="P56" style:family="paragraph" style:parent-style-name="Table_20_Contents">
      <style:text-properties fo:font-size="10pt" officeooo:rsid="016eb5bd" officeooo:paragraph-rsid="016eb5bd" style:font-size-asian="10pt" style:font-size-complex="10pt"/>
    </style:style>
    <style:style style:name="P57" style:family="paragraph" style:parent-style-name="Table_20_Contents">
      <style:text-properties fo:font-size="10pt" officeooo:rsid="016fc6a1" officeooo:paragraph-rsid="016fc6a1" style:font-size-asian="10pt" style:font-size-complex="10pt"/>
    </style:style>
    <style:style style:name="P58" style:family="paragraph" style:parent-style-name="Table_20_Contents">
      <style:text-properties fo:font-size="10pt" officeooo:rsid="01721dcc" officeooo:paragraph-rsid="01721dcc" style:font-size-asian="10pt" style:font-size-complex="10pt"/>
    </style:style>
    <style:style style:name="P59" style:family="paragraph" style:parent-style-name="Table_20_Contents">
      <style:text-properties fo:font-size="10pt" officeooo:rsid="01721dcc" officeooo:paragraph-rsid="01745b50" style:font-size-asian="10pt" style:font-size-complex="10pt"/>
    </style:style>
    <style:style style:name="P60" style:family="paragraph" style:parent-style-name="Table_20_Contents">
      <style:text-properties fo:font-size="10pt" officeooo:rsid="01724da9" officeooo:paragraph-rsid="01724da9" style:font-size-asian="10pt" style:font-size-complex="10pt"/>
    </style:style>
    <style:style style:name="P61" style:family="paragraph" style:parent-style-name="Table_20_Contents">
      <style:text-properties fo:font-size="10pt" officeooo:rsid="01745b50" officeooo:paragraph-rsid="01745b50" style:font-size-asian="10pt" style:font-size-complex="10pt"/>
    </style:style>
    <style:style style:name="P62" style:family="paragraph" style:parent-style-name="Table_20_Contents">
      <style:text-properties fo:font-size="10pt" officeooo:rsid="01757b9e" officeooo:paragraph-rsid="01757b9e" style:font-size-asian="10pt" style:font-size-complex="10pt"/>
    </style:style>
    <style:style style:name="P63" style:family="paragraph" style:parent-style-name="Table_20_Contents">
      <style:text-properties fo:font-size="10pt" officeooo:rsid="01757b9e" officeooo:paragraph-rsid="0176c29b" style:font-size-asian="10pt" style:font-size-complex="10pt"/>
    </style:style>
    <style:style style:name="P64" style:family="paragraph" style:parent-style-name="Table_20_Contents">
      <style:text-properties fo:font-size="10pt" officeooo:rsid="017655dc" officeooo:paragraph-rsid="017655dc" style:font-size-asian="10pt" style:font-size-complex="10pt"/>
    </style:style>
    <style:style style:name="P65" style:family="paragraph" style:parent-style-name="Table_20_Contents">
      <style:text-properties fo:font-size="10pt" officeooo:rsid="0178a0c5" officeooo:paragraph-rsid="0178a0c5" style:font-size-asian="10pt" style:font-size-complex="10pt"/>
    </style:style>
    <style:style style:name="P66" style:family="paragraph" style:parent-style-name="Table_20_Contents">
      <style:text-properties fo:font-size="10pt" officeooo:rsid="0178a0c5" officeooo:paragraph-rsid="017bef44" style:font-size-asian="10pt" style:font-size-complex="10pt"/>
    </style:style>
    <style:style style:name="P67" style:family="paragraph" style:parent-style-name="Table_20_Contents">
      <style:text-properties fo:font-size="10pt" officeooo:rsid="0178e633" officeooo:paragraph-rsid="0178e633" style:font-size-asian="10pt" style:font-size-complex="10pt"/>
    </style:style>
    <style:style style:name="P68" style:family="paragraph" style:parent-style-name="Table_20_Contents">
      <style:text-properties fo:font-size="10pt" officeooo:rsid="017909c6" officeooo:paragraph-rsid="017909c6" style:font-size-asian="10pt" style:font-size-complex="10pt"/>
    </style:style>
    <style:style style:name="P69" style:family="paragraph" style:parent-style-name="Table_20_Contents">
      <style:text-properties fo:font-size="10pt" officeooo:rsid="01791ced" officeooo:paragraph-rsid="01791ced" style:font-size-asian="10pt" style:font-size-complex="10pt"/>
    </style:style>
    <style:style style:name="P70" style:family="paragraph" style:parent-style-name="Table_20_Contents">
      <style:text-properties fo:font-size="10pt" officeooo:rsid="0187e626" officeooo:paragraph-rsid="0187e626" style:font-size-asian="10pt" style:font-size-complex="10pt"/>
    </style:style>
    <style:style style:name="P71" style:family="paragraph" style:parent-style-name="Table_20_Contents">
      <style:text-properties fo:font-size="10pt" officeooo:rsid="019b1605" officeooo:paragraph-rsid="019b1605" style:font-size-asian="10pt" style:font-size-complex="10pt"/>
    </style:style>
    <style:style style:name="P72" style:family="paragraph" style:parent-style-name="Table_20_Contents">
      <style:text-properties fo:font-size="10pt" officeooo:rsid="019bfe90" officeooo:paragraph-rsid="019bfe90" style:font-size-asian="10pt" style:font-size-complex="10pt"/>
    </style:style>
    <style:style style:name="P73" style:family="paragraph" style:parent-style-name="Table_20_Contents">
      <style:text-properties fo:font-size="10pt" fo:font-weight="normal" officeooo:rsid="01641a41" officeooo:paragraph-rsid="01641a41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1641a41" officeooo:paragraph-rsid="016c062d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16eb5bd" officeooo:paragraph-rsid="016eb5bd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font-size="10pt" fo:font-weight="normal" officeooo:rsid="017e8b43" officeooo:paragraph-rsid="017e8b43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fo:font-size="10pt" fo:font-weight="bold" officeooo:rsid="01691f19" officeooo:paragraph-rsid="01691f19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1691f19" officeooo:paragraph-rsid="016c062d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1745b50" officeooo:paragraph-rsid="01745b50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176c29b" officeooo:paragraph-rsid="0176c29b" style:font-size-asian="10pt" style:font-weight-asian="bold" style:font-size-complex="10pt" style:font-weight-complex="bold"/>
    </style:style>
    <style:style style:name="P81" style:family="paragraph" style:parent-style-name="Table_20_Heading">
      <style:text-properties fo:font-size="10pt" officeooo:rsid="00c56bfa" officeooo:paragraph-rsid="00c56bfa" style:font-size-asian="10pt" style:font-size-complex="10pt" style:font-weight-complex="600" style:text-rotation-angle="0" style:text-rotation-scale="line-height"/>
    </style:style>
    <style:style style:name="P82" style:family="paragraph" style:parent-style-name="Table_20_Heading">
      <style:text-properties fo:font-size="10pt" officeooo:rsid="00c56bfa" officeooo:paragraph-rsid="016c062d" style:font-size-asian="10pt" style:font-size-complex="10pt" style:font-weight-complex="600" style:text-rotation-angle="0" style:text-rotation-scale="line-height"/>
    </style:style>
    <style:style style:name="P83" style:family="paragraph" style:parent-style-name="Table_20_Heading">
      <style:text-properties fo:font-size="10pt" officeooo:rsid="00966668" officeooo:paragraph-rsid="00966668" style:font-size-asian="10pt" style:font-size-complex="10pt"/>
    </style:style>
    <style:style style:name="P84" style:family="paragraph" style:parent-style-name="Table_20_Heading">
      <style:text-properties fo:font-size="10pt" officeooo:rsid="00966668" officeooo:paragraph-rsid="016c062d" style:font-size-asian="10pt" style:font-size-complex="10pt"/>
    </style:style>
    <style:style style:name="P85" style:family="paragraph" style:parent-style-name="Table_20_Heading">
      <style:text-properties fo:font-size="10pt" officeooo:rsid="011ef594" officeooo:paragraph-rsid="011ef594" style:font-size-asian="10pt" style:font-size-complex="10pt"/>
    </style:style>
    <style:style style:name="P86" style:family="paragraph" style:parent-style-name="Table_20_Heading">
      <style:text-properties fo:font-size="10pt" officeooo:rsid="011ef594" officeooo:paragraph-rsid="016c062d" style:font-size-asian="10pt" style:font-size-complex="10pt"/>
    </style:style>
    <style:style style:name="P87" style:family="paragraph" style:parent-style-name="Table_20_Heading">
      <style:text-properties fo:font-size="10pt" officeooo:rsid="00c5711d" officeooo:paragraph-rsid="00c5711d" style:font-size-asian="10pt" style:font-size-complex="10pt"/>
    </style:style>
    <style:style style:name="P88" style:family="paragraph" style:parent-style-name="Table_20_Heading">
      <style:text-properties fo:font-size="10pt" officeooo:rsid="00c5711d" officeooo:paragraph-rsid="016c062d" style:font-size-asian="10pt" style:font-size-complex="10pt"/>
    </style:style>
    <style:style style:name="P89" style:family="paragraph" style:parent-style-name="Table_20_Heading">
      <style:text-properties fo:font-size="10pt" officeooo:rsid="0088f58f" officeooo:paragraph-rsid="0088f58f" style:font-size-asian="10pt" style:font-size-complex="10pt"/>
    </style:style>
    <style:style style:name="P90" style:family="paragraph" style:parent-style-name="Table_20_Heading">
      <style:text-properties fo:font-size="10pt" officeooo:rsid="0088f58f" officeooo:paragraph-rsid="016c062d" style:font-size-asian="10pt" style:font-size-complex="10pt"/>
    </style:style>
    <style:style style:name="P91" style:family="paragraph" style:parent-style-name="Table_20_Heading">
      <style:text-properties fo:font-size="10pt" officeooo:rsid="0086f618" officeooo:paragraph-rsid="0086f618" style:font-size-asian="10pt" style:font-size-complex="10pt"/>
    </style:style>
    <style:style style:name="P92" style:family="paragraph" style:parent-style-name="Table_20_Heading">
      <style:text-properties fo:font-size="10pt" officeooo:rsid="0086f618" officeooo:paragraph-rsid="016c062d" style:font-size-asian="10pt" style:font-size-complex="10pt"/>
    </style:style>
    <style:style style:name="P9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officeooo:rsid="014de491" officeooo:paragraph-rsid="014de491"/>
    </style:style>
    <style:style style:name="P95" style:family="paragraph" style:parent-style-name="Heading_20_1">
      <style:text-properties officeooo:rsid="016c404d" officeooo:paragraph-rsid="016c404d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officeooo:rsid="019ca5de"/>
    </style:style>
    <style:style style:name="T5" style:family="text">
      <style:text-properties officeooo:rsid="00343f05"/>
    </style:style>
    <style:style style:name="T6" style:family="text">
      <style:text-properties officeooo:rsid="014c4ec6"/>
    </style:style>
    <style:style style:name="T7" style:family="text">
      <style:text-properties officeooo:rsid="0149a5e2"/>
    </style:style>
    <style:style style:name="T8" style:family="text">
      <style:text-properties officeooo:rsid="001f026d"/>
    </style:style>
    <style:style style:name="T9" style:family="text">
      <style:text-properties officeooo:rsid="000c32cd"/>
    </style:style>
    <style:style style:name="T10" style:family="text">
      <style:text-properties fo:font-style="normal" officeooo:rsid="00ed13a6" style:font-style-asian="normal" style:font-style-complex="normal"/>
    </style:style>
    <style:style style:name="T11" style:family="text">
      <style:text-properties fo:font-style="normal" officeooo:rsid="00e18523" style:font-style-asian="normal" style:font-style-complex="normal"/>
    </style:style>
    <style:style style:name="T12" style:family="text">
      <style:text-properties fo:font-style="normal" officeooo:rsid="016c062d" style:font-style-asian="normal" style:font-style-complex="normal"/>
    </style:style>
    <style:style style:name="T13" style:family="text">
      <style:text-properties fo:font-style="normal" officeooo:rsid="016c404d" style:font-style-asian="normal" style:font-style-complex="normal"/>
    </style:style>
    <style:style style:name="T14" style:family="text">
      <style:text-properties fo:font-style="normal" officeooo:rsid="019b406a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537ac" style:font-weight-asian="normal" style:font-weight-complex="normal"/>
    </style:style>
    <style:style style:name="T17" style:family="text">
      <style:text-properties fo:font-weight="normal" officeooo:rsid="01545025" style:font-weight-asian="normal" style:font-weight-complex="normal"/>
    </style:style>
    <style:style style:name="T18" style:family="text">
      <style:text-properties fo:font-weight="normal" officeooo:rsid="0155a0f3" style:font-weight-asian="normal" style:font-weight-complex="normal"/>
    </style:style>
    <style:style style:name="T19" style:family="text">
      <style:text-properties fo:font-weight="normal" officeooo:rsid="015777bb" style:font-weight-asian="normal" style:font-weight-complex="normal"/>
    </style:style>
    <style:style style:name="T20" style:family="text">
      <style:text-properties fo:font-weight="normal" officeooo:rsid="01590fef" style:font-weight-asian="normal" style:font-weight-complex="normal"/>
    </style:style>
    <style:style style:name="T21" style:family="text">
      <style:text-properties fo:font-weight="normal" officeooo:rsid="015a15ee" style:font-weight-asian="normal" style:font-weight-complex="normal"/>
    </style:style>
    <style:style style:name="T22" style:family="text">
      <style:text-properties fo:font-weight="normal" officeooo:rsid="015ba41f" style:font-weight-asian="normal" style:font-weight-complex="normal"/>
    </style:style>
    <style:style style:name="T23" style:family="text">
      <style:text-properties fo:font-weight="normal" officeooo:rsid="018f3237" style:font-weight-asian="normal" style:font-weight-complex="normal"/>
    </style:style>
    <style:style style:name="T24" style:family="text">
      <style:text-properties fo:font-weight="normal" officeooo:rsid="01903062" style:font-weight-asian="normal" style:font-weight-complex="normal"/>
    </style:style>
    <style:style style:name="T25" style:family="text">
      <style:text-properties fo:font-weight="normal" officeooo:rsid="0190a49c" style:font-weight-asian="normal" style:font-weight-complex="normal"/>
    </style:style>
    <style:style style:name="T26" style:family="text">
      <style:text-properties fo:font-weight="normal" officeooo:rsid="019fba27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5a15ee" style:font-weight-asian="bold" style:font-weight-complex="bold"/>
    </style:style>
    <style:style style:name="T29" style:family="text">
      <style:text-properties fo:font-weight="bold" officeooo:rsid="018e702e" style:font-weight-asian="bold" style:font-weight-complex="bold"/>
    </style:style>
    <style:style style:name="T30" style:family="text">
      <style:text-properties officeooo:rsid="00f1cdf5"/>
    </style:style>
    <style:style style:name="T31" style:family="text">
      <style:text-properties officeooo:rsid="00f5bfab"/>
    </style:style>
    <style:style style:name="T32" style:family="text">
      <style:text-properties officeooo:rsid="01005fca"/>
    </style:style>
    <style:style style:name="T33" style:family="text">
      <style:text-properties officeooo:rsid="011ef594"/>
    </style:style>
    <style:style style:name="T34" style:family="text">
      <style:text-properties officeooo:rsid="01545025"/>
    </style:style>
    <style:style style:name="T35" style:family="text">
      <style:text-properties officeooo:rsid="01617a61"/>
    </style:style>
    <style:style style:name="T36" style:family="text">
      <style:text-properties officeooo:rsid="0162b67a"/>
    </style:style>
    <style:style style:name="T37" style:family="text">
      <style:text-properties officeooo:rsid="01639ba9"/>
    </style:style>
    <style:style style:name="T38" style:family="text">
      <style:text-properties officeooo:rsid="016756ef"/>
    </style:style>
    <style:style style:name="T39" style:family="text">
      <style:text-properties officeooo:rsid="01691f19"/>
    </style:style>
    <style:style style:name="T40" style:family="text">
      <style:text-properties officeooo:rsid="0169f0de"/>
    </style:style>
    <style:style style:name="T41" style:family="text">
      <style:text-properties officeooo:rsid="016eb5bd"/>
    </style:style>
    <style:style style:name="T42" style:family="text">
      <style:text-properties officeooo:rsid="01721dcc"/>
    </style:style>
    <style:style style:name="T43" style:family="text">
      <style:text-properties officeooo:rsid="0173376c"/>
    </style:style>
    <style:style style:name="T44" style:family="text">
      <style:text-properties officeooo:rsid="01745b50"/>
    </style:style>
    <style:style style:name="T45" style:family="text">
      <style:text-properties officeooo:rsid="0178e633"/>
    </style:style>
    <style:style style:name="T46" style:family="text">
      <style:text-properties officeooo:rsid="017aecaf"/>
    </style:style>
    <style:style style:name="T47" style:family="text">
      <style:text-properties officeooo:rsid="017e22ca"/>
    </style:style>
    <style:style style:name="T48" style:family="text">
      <style:text-properties officeooo:rsid="01805957"/>
    </style:style>
    <style:style style:name="T49" style:family="text">
      <style:text-properties officeooo:rsid="01865524"/>
    </style:style>
    <style:style style:name="T50" style:family="text">
      <style:text-properties officeooo:rsid="018e702e"/>
    </style:style>
    <style:style style:name="T51" style:family="text">
      <style:text-properties officeooo:rsid="019b1605"/>
    </style:style>
    <style:style style:name="T52" style:family="text">
      <style:text-properties officeooo:rsid="019bfe90"/>
    </style:style>
    <style:style style:name="T53" style:family="text">
      <style:text-properties officeooo:rsid="019fba27"/>
    </style:style>
    <style:style style:name="T54" style:family="text">
      <style:text-properties officeooo:rsid="01a05eb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DatabaseClient</text:p>
      <text:p text:style-name="P15">Testausraportti</text:p>
      <text:p text:style-name="P13">Järjestelmätestaus</text:p>
      <text:p text:style-name="P14">Toiminnallisuustestaus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93"><text:a xlink:type="simple" xlink:href="#__RefHeading___Toc1122_2015176296" text:style-name="Index_20_Link" text:visited-style-name="Index_20_Link">1 Testauskerran yksilöintitiedot<text:tab/>2</text:a></text:p>
          <text:p text:style-name="P93"><text:a xlink:type="simple" xlink:href="#__RefHeading___Toc1124_2015176296" text:style-name="Index_20_Link" text:visited-style-name="Index_20_Link">2 Testauskerran yhteenvetotiedot<text:tab/>2</text:a></text:p>
          <text:p text:style-name="P93"><text:a xlink:type="simple" xlink:href="#__RefHeading___Toc232_884367068" text:style-name="Index_20_Link" text:visited-style-name="Index_20_Link">3 Testauskerran tulokset<text:tab/>2</text:a></text:p>
        </text:index-body>
      </text:table-of-content>
      <text:p text:style-name="P7"/>
      <text:h text:style-name="P94" text:outline-level="1"><text:bookmark-start text:name="__RefHeading___Toc1122_2015176296"/>Testauskerran yksilöintitiedot<text:bookmark-end text:name="__RefHeading___Toc1122_2015176296"/></text:h>
      <text:p text:style-name="P16">Ohjelmisto ja versio<text:tab/><text:tab/><text:span text:style-name="T34"><text:tab/></text:span><text:span text:style-name="T16">DatabaseClient, versio 1.0</text:span></text:p>
      <text:p text:style-name="P17">Käyttöjärjestelmä<text:span text:style-name="T16"><text:tab/><text:tab/></text:span><text:span text:style-name="T17"><text:tab/></text:span><text:span text:style-name="T18">Ubuntu 16.04 LTS 64bit</text:span></text:p>
      <text:p text:style-name="P16">Java<text:tab/><text:tab/><text:span text:style-name="T16"><text:tab/><text:tab/></text:span><text:span text:style-name="T17"><text:tab/></text:span><text:span text:style-name="T18">OpenJDK, versio 1.8.0_131</text:span></text:p>
      <text:p text:style-name="P16">Apache Maven<text:span text:style-name="T16"><text:tab/><text:tab/></text:span><text:span text:style-name="T17"><text:tab/></text:span><text:span text:style-name="T18">V</text:span><text:span text:style-name="T16">ersio </text:span><text:span text:style-name="T18">3.3.9</text:span></text:p>
      <text:p text:style-name="P16">MySQL-tietokanta<text:span text:style-name="T16"><text:tab/><text:tab/></text:span><text:span text:style-name="T17"><text:tab/></text:span><text:span text:style-name="T18">Versio 5.7.20</text:span></text:p>
      <text:p text:style-name="P16">Git<text:tab/><text:tab/><text:span text:style-name="T16"><text:tab/><text:tab/></text:span><text:span text:style-name="T17"><text:tab/></text:span><text:span text:style-name="T18">Versio 2.7.4</text:span></text:p>
      <text:p text:style-name="P16">Laitekokoonpano<text:tab/><text:tab/><text:span text:style-name="T34"><text:tab/></text:span><text:span text:style-name="T15">Lenovo Thinkpad X220 kannettava tietokone</text:span></text:p>
      <text:p text:style-name="P19">Testaussuunnitelma ja versio<text:tab/><text:span text:style-name="T19">DatabaseClient Testaussuunnitelma, versio 1.1.0</text:span></text:p>
      <text:p text:style-name="P19">Testauksen suorittaja<text:tab/><text:tab/><text:span text:style-name="T20">Henri Haverinen</text:span></text:p>
      <text:p text:style-name="P19">Testauksen suoritusaika<text:tab/><text:tab/><text:span text:style-name="T53">3</text:span><text:span text:style-name="T21">.1</text:span><text:span text:style-name="T26">1</text:span><text:span text:style-name="T21">.2017</text:span><text:span text:style-name="T22"> klo 9.00 - 10.30</text:span></text:p>
      <text:p text:style-name="P21"><text:span text:style-name="T27">Testauksen suorituspaikka</text:span><text:span text:style-name="T28"><text:tab/><text:tab/></text:span><text:span text:style-name="T21">Kotitoimisto, Lyon France</text:span></text:p>
      <text:h text:style-name="Heading_20_1" text:outline-level="1"><text:bookmark-start text:name="__RefHeading___Toc1124_2015176296"/>Testauskerran yhteenvetotiedot<text:bookmark-end text:name="__RefHeading___Toc1124_2015176296"/></text:h>
      <text:p text:style-name="P18"><text:span text:style-name="T50">Testitapauksia yhteensä</text:span><text:tab/><text:tab/><text:span text:style-name="T23">17</text:span></text:p>
      <text:p text:style-name="P18"><text:span text:style-name="T50">Testitapauksia suoritettu</text:span><text:span text:style-name="T16"><text:tab/><text:tab/></text:span><text:span text:style-name="T23">17</text:span></text:p>
      <text:p text:style-name="P18"><text:span text:style-name="T50">Testitapauksia suorittamatta</text:span><text:tab/><text:span text:style-name="T23">0</text:span></text:p>
      <text:p text:style-name="P18"><text:span text:style-name="T50">Johtopäätöksiä yhteensä</text:span><text:span text:style-name="T16"><text:tab/><text:tab/></text:span><text:span text:style-name="T23">17</text:span></text:p>
      <text:p text:style-name="P18"><text:span text:style-name="T50">Johtopäätöksissä virheitä</text:span><text:span text:style-name="T16"><text:tab/><text:tab/></text:span><text:span text:style-name="T18">0</text:span></text:p>
      <text:p text:style-name="P18"><text:span text:style-name="T50">Johtopäätöksissä huomioita</text:span><text:tab/><text:span text:style-name="T23">4</text:span></text:p>
      <text:p text:style-name="P18"><text:span text:style-name="T50">Johtopäätöksissä Ok</text:span><text:tab/><text:span text:style-name="T34"><text:tab/></text:span><text:span text:style-name="T23">13</text:span></text:p>
      <text:p text:style-name="P20"><text:span text:style-name="T50">Havaintojen kokonaismäärä</text:span><text:tab/><text:span text:style-name="T23">4</text:span></text:p>
      <text:p text:style-name="P20"><text:span text:style-name="T50">Testauskerran johtopäätös<text:tab/><text:tab/></text:span><text:span text:style-name="T23">Hyväksytty</text:span></text:p>
      <text:p text:style-name="P22"><text:span text:style-name="T29">Suositeltavat jatkotoimenpiteet</text:span><text:span text:style-name="T27"><text:tab/></text:span><text:span text:style-name="T24">Kirjattuihin huomioihin kehotetaan kiinnittämään huomiota </text:span><text:span text:style-name="T25"><text:tab/><text:tab/><text:tab/><text:tab/><text:tab/></text:span><text:span text:style-name="T24">käyttäjäkokemuksen parantamiseksi.</text:span></text:p>
      <text:h text:style-name="P95" text:outline-level="1"><text:bookmark-start text:name="__RefHeading___Toc232_884367068"/>Testauskerran tulokset<text:bookmark-end text:name="__RefHeading___Toc232_884367068"/></text:h>
      <text:p text:style-name="P9">Testauskerran tulokset ovat jaettu alla omiin taulukkoihinsa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23"><text:span text:style-name="T10">T</text:span><text:span text:style-name="T11">estitapaus 1: </text:span><text:span text:style-name="T14">Tietokantayhteyd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81"><text:span text:style-name="T33">Y</text:span>ksilöivä numero</text:p>
          </table:table-cell>
          <table:table-cell table:style-name="Table4.A2" office:value-type="string">
            <text:p text:style-name="P83">Työnkulku <text:span text:style-name="T30">tai</text:span> <text:span text:style-name="T33">sen</text:span> poikkeama</text:p>
          </table:table-cell>
          <table:table-cell table:style-name="Table4.A2" office:value-type="string">
            <text:p text:style-name="P85">Syötteet</text:p>
          </table:table-cell>
          <table:table-cell table:style-name="Table4.A2" office:value-type="string">
            <text:p text:style-name="P87"><text:span text:style-name="T33">V</text:span>asteet</text:p>
          </table:table-cell>
          <table:table-cell table:style-name="Table4.A2" office:value-type="string">
            <text:p text:style-name="P89">Odotettu <text:span text:style-name="T33">vaste</text:span></text:p>
          </table:table-cell>
          <table:table-cell table:style-name="Table4.A2" office:value-type="string">
            <text:p text:style-name="P91">Johto-päätös</text:p>
          </table:table-cell>
          <table:table-cell table:style-name="Table4.G2" office:value-type="string">
            <text:p text:style-name="P91">Huomiot</text:p>
          </table:table-cell>
        </table:table-row>
        <table:table-row>
          <table:table-cell table:style-name="Table4.A2" office:value-type="string">
            <text:p text:style-name="P47"><text:span text:style-name="T51">1.</text:span>0</text:p>
          </table:table-cell>
          <table:table-cell table:style-name="Table4.A2" office:value-type="string">
            <text:p text:style-name="P43">Normaali työnkulku.</text:p>
          </table:table-cell>
          <table:table-cell table:style-name="Table4.A2" office:value-type="string">
            <text:p text:style-name="P42">Tietokannan osoite = jdbc:mysql://localhost/testi</text:p>
            <text:p text:style-name="P42"/>
            <text:p text:style-name="P42">Käyttäjä = root</text:p>
            <text:p text:style-name="P42"/>
            <text:p text:style-name="P42">Salasana = passw0rd</text:p>
          </table:table-cell>
          <table:table-cell table:style-name="Table4.A2" office:value-type="string">
            <text:p text:style-name="P34">Lokiin <text:span text:style-name="T31">tulee tieto</text:span> “<text:span text:style-name="T38">Successfully connected to jdbc:mysql://localhost/testi</text:span>”.</text:p>
          </table:table-cell>
          <table:table-cell table:style-name="Table4.A2" office:value-type="string">
            <text:p text:style-name="P29">Yhteys muodostuu.</text:p>
          </table:table-cell>
          <table:table-cell table:style-name="Table4.A2" office:value-type="string">
            <text:p text:style-name="P27">Ok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49"><text:span text:style-name="T35">1</text:span>.a</text:p>
          </table:table-cell>
          <table:table-cell table:style-name="Table4.A2" office:value-type="string">
            <text:p text:style-name="P45">Syötetty <text:span text:style-name="T35">tietokannan osoite</text:span> on väärä.</text:p>
          </table:table-cell>
          <table:table-cell table:style-name="Table4.A2" office:value-type="string">
            <text:p text:style-name="P42">Tietokannan osoite = jdbc:mysql://<text:span text:style-name="T39">väärähost/testi</text:span></text:p>
            <text:p text:style-name="P42"/>
            <text:p text:style-name="P42">Käyttäjä = root</text:p>
            <text:p text:style-name="P42"/>
            <text:p text:style-name="P42">Salasana = <text:span text:style-name="T36">passw0rd</text:span></text:p>
          </table:table-cell>
          <table:table-cell table:style-name="Table4.A2" office:value-type="string">
            <text:p text:style-name="P35">Lokiin <text:span text:style-name="T32">tulee tieto “Communications link failure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7">Huomio</text:p>
          </table:table-cell>
          <table:table-cell table:style-name="Table4.G2" office:value-type="string">
            <text:p text:style-name="P53">Virheviesti voisi olla havainnollisempi<text:span text:style-name="T40">.</text:span></text:p>
          </table:table-cell>
        </table:table-row>
        <table:table-row>
          <table:table-cell table:style-name="Table4.A2" office:value-type="string">
            <text:p text:style-name="P49"><text:span text:style-name="T35">1</text:span>.<text:span text:style-name="T35">b</text:span></text:p>
          </table:table-cell>
          <table:table-cell table:style-name="Table4.A2" office:value-type="string">
            <text:p text:style-name="P52">Tietokannan osoite -kenttä on tyhjä</text:p>
          </table:table-cell>
          <table:table-cell table:style-name="Table4.A2" office:value-type="string">
            <text:p text:style-name="P42">Tietokannan osoite = </text:p>
            <text:p text:style-name="P42"/>
            <text:p text:style-name="P42">Käyttäjä = root</text:p>
            <text:p text:style-name="P42"/>
            <text:p text:style-name="P42">Salasana = <text:span text:style-name="T36">passw0rd</text:span></text:p>
          </table:table-cell>
          <table:table-cell table:style-name="Table4.A2" office:value-type="string">
            <text:p text:style-name="P33">Lokiin <text:span text:style-name="T32">tulee tieto “Please fill all the fields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49"><text:span text:style-name="T51">1</text:span>.<text:span text:style-name="T51">c</text:span></text:p>
          </table:table-cell>
          <table:table-cell table:style-name="Table4.A2" office:value-type="string">
            <text:p text:style-name="P45">Syötetty <text:span text:style-name="T35">käyttäjänimi</text:span> on väärä.</text:p>
          </table:table-cell>
          <table:table-cell table:style-name="Table4.A2" office:value-type="string">
            <text:p text:style-name="P42">Tietokannan osoite = jdbc:mysql://localhost/testi</text:p>
            <text:p text:style-name="P42"/>
            <text:p text:style-name="P42">Käyttäjä = <text:span text:style-name="T37">!"#¤&amp;&amp;/</text:span></text:p>
            <text:p text:style-name="P42"/>
            <text:p text:style-name="P42">Salasana = <text:span text:style-name="T37">passw0rd</text:span></text:p>
          </table:table-cell>
          <table:table-cell table:style-name="Table4.A2" office:value-type="string">
            <text:p text:style-name="P36">Lokiin <text:span text:style-name="T32">tulee tieto “Access denied for user '!"#¤&amp;&amp;/'@'localhost' (using password: YES)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71">1.d</text:p>
          </table:table-cell>
          <table:table-cell table:style-name="Table4.A2" office:value-type="string">
            <text:p text:style-name="P52">Käyttäjänimi-kenttä on tyhjä</text:p>
          </table:table-cell>
          <table:table-cell table:style-name="Table4.A2" office:value-type="string">
            <text:p text:style-name="P42">Tietokannan osoite = jdbc:mysql://localhost/testi</text:p>
            <text:p text:style-name="P42"/>
            <text:p text:style-name="P42">Käyttäjä =</text:p>
            <text:p text:style-name="P42"/>
            <text:p text:style-name="P42">Salasana = <text:span text:style-name="T37">passw0rd</text:span></text:p>
          </table:table-cell>
          <table:table-cell table:style-name="Table4.A2" office:value-type="string">
            <text:p text:style-name="P36">Lokiin <text:span text:style-name="T32">tulee tieto “Please fill all the fields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71">1.e</text:p>
          </table:table-cell>
          <table:table-cell table:style-name="Table4.A2" office:value-type="string">
            <text:p text:style-name="P45">Syötetty salasana on väärä.</text:p>
          </table:table-cell>
          <table:table-cell table:style-name="Table4.A2" office:value-type="string">
            <text:p text:style-name="P42">Tietokannan osoite = jdbc:mysql://localhost/testi</text:p>
            <text:p text:style-name="P42"/>
            <text:p text:style-name="P42">Käyttäjä = root</text:p>
            <text:p text:style-name="P42"/>
            <text:p text:style-name="P42">Salasana = <text:span text:style-name="T37">!"#¤"¤#</text:span></text:p>
          </table:table-cell>
          <table:table-cell table:style-name="Table4.A2" office:value-type="string">
            <text:p text:style-name="P36">Lokiin <text:span text:style-name="T32">tulee tieto “Access denied for user 'root'@'localhost' (using password: YES)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7"/>
          </table:table-cell>
        </table:table-row>
        <table:table-row table:style-name="Table4.9">
          <table:table-cell table:style-name="Table4.A2" office:value-type="string">
            <text:p text:style-name="P71">1.f</text:p>
          </table:table-cell>
          <table:table-cell table:style-name="Table4.A2" office:value-type="string">
            <text:p text:style-name="P52">Salasana-kenttä on tyhjä</text:p>
          </table:table-cell>
          <table:table-cell table:style-name="Table4.A2" office:value-type="string">
            <text:p text:style-name="P42">Tietokannan osoite = jdbc:mysql://localhost/testi</text:p>
            <text:p text:style-name="P42"/>
            <text:p text:style-name="P42">Käyttäjä = root</text:p>
            <text:p text:style-name="P42"/>
            <text:p text:style-name="P42">Salasana =</text:p>
          </table:table-cell>
          <table:table-cell table:style-name="Table4.A2" office:value-type="string">
            <text:p text:style-name="P36">Lokiin <text:span text:style-name="T32">tulee tieto “Please fill all the fields</text:span>”.</text:p>
          </table:table-cell>
          <table:table-cell table:style-name="Table4.A2" office:value-type="string">
            <text:p text:style-name="P29">Yhteys ei muodostu.</text:p>
          </table:table-cell>
          <table:table-cell table:style-name="Table4.A2" office:value-type="string">
            <text:p text:style-name="P73">Ok</text:p>
          </table:table-cell>
          <table:table-cell table:style-name="Table4.G2" office:value-type="string">
            <text:p text:style-name="P27"/>
          </table:table-cell>
        </table:table-row>
      </table:table>
      <text:p text:style-name="P8"><text:bookmark-start text:name="__RefHeading___Toc359_884367068"/><text:bookmark-end text:name="__RefHeading___Toc359_88436706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ext:soft-page-break/>
          <table:table-row table:style-name="Table1.1">
            <table:table-cell table:style-name="Table1.A1" table:number-columns-spanned="7" office:value-type="string">
              <text:p text:style-name="P24"><text:span text:style-name="T10">T</text:span><text:span text:style-name="T11">estitapaus</text:span><text:span text:style-name="T12"> 2</text:span><text:span text:style-name="T11">: </text:span><text:span text:style-name="T12">SQL-kyselyjen tekeminen tietokantaa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82"><text:span text:style-name="T33">Y</text:span>ksilöivä numero</text:p>
          </table:table-cell>
          <table:table-cell table:style-name="Table1.A2" office:value-type="string">
            <text:p text:style-name="P84">Työnkulku <text:span text:style-name="T30">tai</text:span> <text:span text:style-name="T33">sen</text:span> poikkeama</text:p>
          </table:table-cell>
          <table:table-cell table:style-name="Table1.A2" office:value-type="string">
            <text:p text:style-name="P86">Syötteet</text:p>
          </table:table-cell>
          <table:table-cell table:style-name="Table1.A2" office:value-type="string">
            <text:p text:style-name="P88"><text:span text:style-name="T33">V</text:span>asteet</text:p>
          </table:table-cell>
          <table:table-cell table:style-name="Table1.A2" office:value-type="string">
            <text:p text:style-name="P90">Odotettu <text:span text:style-name="T33">vaste</text:span></text:p>
          </table:table-cell>
          <table:table-cell table:style-name="Table1.A2" office:value-type="string">
            <text:p text:style-name="P92">Johto-päätös</text:p>
          </table:table-cell>
          <table:table-cell table:style-name="Table1.G2" office:value-type="string">
            <text:p text:style-name="P92">Huomiot</text:p>
          </table:table-cell>
        </table:table-row>
        <table:table-row>
          <table:table-cell table:style-name="Table1.A2" office:value-type="string">
            <text:p text:style-name="P48"><text:span text:style-name="T51">2.</text:span>0</text:p>
          </table:table-cell>
          <table:table-cell table:style-name="Table1.A2" office:value-type="string">
            <text:p text:style-name="P44">Normaali työnkulku.</text:p>
          </table:table-cell>
          <table:table-cell table:style-name="Table1.A2" office:value-type="string">
            <text:p text:style-name="P55">SQL-kysely = select ycsb_key from usertable limit 5;</text:p>
          </table:table-cell>
          <table:table-cell table:style-name="Table1.A2" office:value-type="string">
            <text:p text:style-name="P55">Kyselyn tulokset tulevat näkyviin sille varattuun tilaan.</text:p>
          </table:table-cell>
          <table:table-cell table:style-name="Table1.A2" office:value-type="string">
            <text:p text:style-name="P55">Kyselyn tulokset tulevat näkyviin.</text:p>
          </table:table-cell>
          <table:table-cell table:style-name="Table1.A2" office:value-type="string">
            <text:p text:style-name="P28">Ok</text:p>
          </table:table-cell>
          <table:table-cell table:style-name="Table1.G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51"><text:span text:style-name="T51">2</text:span>.a</text:p>
          </table:table-cell>
          <table:table-cell table:style-name="Table1.A2" office:value-type="string">
            <text:p text:style-name="P46">S<text:span text:style-name="T41">QL-kysely ei ole validi</text:span>.</text:p>
          </table:table-cell>
          <table:table-cell table:style-name="Table1.A2" office:value-type="string">
            <text:p text:style-name="P55">SQL-kysely = select ycsb_key from usertable <text:span text:style-name="T41">fetch first</text:span> 5<text:span text:style-name="T41"> rows only</text:span>;</text:p>
          </table:table-cell>
          <table:table-cell table:style-name="Table1.A2" office:value-type="string">
            <text:p text:style-name="P38">Lokiin <text:span text:style-name="T32">tulee tieto “You have an error in your SQL syntax; check the manual that corresponds to your MySQL server version for the right syntax to use near 'fetch first 5 rows only' at line 1</text:span>”.</text:p>
          </table:table-cell>
          <table:table-cell table:style-name="Table1.A2" office:value-type="string">
            <text:p text:style-name="P30"><text:span text:style-name="T41">Lokiin tulee virheviesti</text:span>.</text:p>
          </table:table-cell>
          <table:table-cell table:style-name="Table1.A2" office:value-type="string">
            <text:p text:style-name="P75">Ok</text:p>
          </table:table-cell>
          <table:table-cell table:style-name="Table1.G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71">2.b</text:p>
          </table:table-cell>
          <table:table-cell table:style-name="Table1.A2" office:value-type="string">
            <text:p text:style-name="P56">SQL-kyselykenttä on tyhjä.</text:p>
          </table:table-cell>
          <table:table-cell table:style-name="Table1.A2" office:value-type="string">
            <text:p text:style-name="P55">SQL-kysely =</text:p>
          </table:table-cell>
          <table:table-cell table:style-name="Table1.A2" office:value-type="string">
            <text:p text:style-name="P38">Lokiin <text:span text:style-name="T32">tulee tieto “Query type <text:s/>is not supported. Use select, insert, update or delete.</text:span>”.</text:p>
          </table:table-cell>
          <table:table-cell table:style-name="Table1.A2" office:value-type="string">
            <text:p text:style-name="P56">Lokiin tulee virheviesti.</text:p>
          </table:table-cell>
          <table:table-cell table:style-name="Table1.A2" office:value-type="string">
            <text:p text:style-name="P74">Ok</text:p>
          </table:table-cell>
          <table:table-cell table:style-name="Table1.G2" office:value-type="string">
            <text:p text:style-name="P28"/>
          </table:table-cell>
        </table:table-row>
      </table:table>
      <text:p text:style-name="P6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columns-spanned="7" office:value-type="string">
              <text:p text:style-name="P25"><text:span text:style-name="T10">T</text:span><text:span text:style-name="T11">estitapaus </text:span><text:span text:style-name="T13">3</text:span><text:span text:style-name="T11">: </text:span><text:span text:style-name="T13">Tietokantayhteyksien tietojen tallentaminen</text:span></text:p>
              <text:p text:style-name="P26">ja lukeminen tiedostost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82"><text:span text:style-name="T33">Y</text:span>ksilöivä numero</text:p>
          </table:table-cell>
          <table:table-cell table:style-name="Table2.A2" office:value-type="string">
            <text:p text:style-name="P84">Työnkulku <text:span text:style-name="T30">tai</text:span> <text:span text:style-name="T33">sen</text:span> poikkeama</text:p>
          </table:table-cell>
          <table:table-cell table:style-name="Table2.A2" office:value-type="string">
            <text:p text:style-name="P86">Syötteet</text:p>
          </table:table-cell>
          <table:table-cell table:style-name="Table2.A2" office:value-type="string">
            <text:p text:style-name="P88"><text:span text:style-name="T33">V</text:span>asteet</text:p>
          </table:table-cell>
          <table:table-cell table:style-name="Table2.A2" office:value-type="string">
            <text:p text:style-name="P90">Odotettu <text:span text:style-name="T33">vaste</text:span></text:p>
          </table:table-cell>
          <table:table-cell table:style-name="Table2.A2" office:value-type="string">
            <text:p text:style-name="P92">Johto-päätös</text:p>
          </table:table-cell>
          <table:table-cell table:style-name="Table2.G2" office:value-type="string">
            <text:p text:style-name="P92">Huomiot</text:p>
          </table:table-cell>
        </table:table-row>
        <table:table-row>
          <table:table-cell table:style-name="Table2.A2" office:value-type="string">
            <text:p text:style-name="P48"><text:span text:style-name="T52">3.</text:span>0</text:p>
          </table:table-cell>
          <table:table-cell table:style-name="Table2.A2" office:value-type="string">
            <text:p text:style-name="P44">Normaali työnkulku.</text:p>
          </table:table-cell>
          <table:table-cell table:style-name="Table2.A2" office:value-type="string">
            <text:p text:style-name="P59">Alias name =<text:span text:style-name="T44"> testi</text:span></text:p>
            <text:p text:style-name="P59"/>
            <text:p text:style-name="P59">Database URL =<text:span text:style-name="T44"> jdbc:mysql://localhost/testi</text:span></text:p>
            <text:p text:style-name="P59"/>
            <text:p text:style-name="P59">Database user = <text:span text:style-name="T44">root</text:span></text:p>
            <text:p text:style-name="P59"/>
            <text:p text:style-name="P59">Password = <text:span text:style-name="T44">passw0rd</text:span></text:p>
          </table:table-cell>
          <table:table-cell table:style-name="Table2.A2" office:value-type="string">
            <text:p text:style-name="P61">Ei mitään</text:p>
          </table:table-cell>
          <table:table-cell table:style-name="Table2.A2" office:value-type="string">
            <text:p text:style-name="P30"><text:span text:style-name="T43">Tietokantayhteys tallentuu oikein</text:span>.</text:p>
          </table:table-cell>
          <table:table-cell table:style-name="Table2.A2" office:value-type="string">
            <text:p text:style-name="P79">Huomio</text:p>
          </table:table-cell>
          <table:table-cell table:style-name="Table2.G2" office:value-type="string">
            <text:p text:style-name="P62">Käyttäjälle voisi näyttää viestin tallentamisen onnistumisesta.</text:p>
          </table:table-cell>
        </table:table-row>
        <table:table-row table:style-name="Table2.4">
          <table:table-cell table:style-name="Table2.A2" office:value-type="string">
            <text:p text:style-name="P50"><text:span text:style-name="T52">3</text:span>.a</text:p>
          </table:table-cell>
          <table:table-cell table:style-name="Table2.A2" office:value-type="string">
            <text:p text:style-name="P46"><text:span text:style-name="T42">Kaikkia tietoja ei ole syötetty kenttiin</text:span>.</text:p>
          </table:table-cell>
          <table:table-cell table:style-name="Table2.A2" office:value-type="string">
            <text:p text:style-name="P58">Alias name =</text:p>
            <text:p text:style-name="P58"/>
            <text:p text:style-name="P58">Database URL =</text:p>
            <text:p text:style-name="P58"/>
            <text:p text:style-name="P58">Database user = </text:p>
            <text:p text:style-name="P58"/>
            <text:p text:style-name="P58">Password = </text:p>
          </table:table-cell>
          <table:table-cell table:style-name="Table2.A2" office:value-type="string">
            <text:p text:style-name="P37"><text:span text:style-name="T42">Tyhjät kentät värjäytyvät punaisiksi</text:span>.</text:p>
          </table:table-cell>
          <table:table-cell table:style-name="Table2.A2" office:value-type="string">
            <text:p text:style-name="P58">Tietokantayhteyttä ei voi tallentaa, mahdollinen virheviesti.</text:p>
          </table:table-cell>
          <table:table-cell table:style-name="Table2.A2" office:value-type="string">
            <text:p text:style-name="P78">Huomio</text:p>
          </table:table-cell>
          <table:table-cell table:style-name="Table2.G2" office:value-type="string">
            <text:p text:style-name="P60">Käyttäjälle voisi näyttää virheviestin.</text:p>
          </table:table-cell>
        </table:table-row>
        <table:table-row>
          <table:table-cell table:style-name="Table2.A2" office:value-type="string">
            <text:p text:style-name="P57">3.<text:span text:style-name="T52">b</text:span></text:p>
          </table:table-cell>
          <table:table-cell table:style-name="Table2.A2" office:value-type="string">
            <text:p text:style-name="P64">Käyttäjä sulkee ohjelmiston väärin.</text:p>
          </table:table-cell>
          <table:table-cell table:style-name="Table2.A2" office:value-type="string">
            <text:p text:style-name="P59">Alias name =<text:span text:style-name="T44"> testi</text:span></text:p>
            <text:p text:style-name="P59"/>
            <text:p text:style-name="P59">Database URL =<text:span text:style-name="T44"> jdbc:mysql://localhost/testi</text:span></text:p>
            <text:p text:style-name="P59"/>
            <text:p text:style-name="P59">Database user = <text:span text:style-name="T44">root</text:span></text:p>
            <text:p text:style-name="P59"/>
            <text:p text:style-name="P59">Password = <text:span text:style-name="T44">passw0rd</text:span></text:p>
          </table:table-cell>
          <table:table-cell table:style-name="Table2.A2" office:value-type="string">
            <text:p text:style-name="P64">Ei mitään</text:p>
          </table:table-cell>
          <table:table-cell table:style-name="Table2.A2" office:value-type="string">
            <text:p text:style-name="P31"><text:span text:style-name="T43">Tietokantayhteys tallentuu oikein</text:span>.</text:p>
          </table:table-cell>
          <table:table-cell table:style-name="Table2.A2" office:value-type="string">
            <text:p text:style-name="P80">Huomio</text:p>
          </table:table-cell>
          <table:table-cell table:style-name="Table2.G2" office:value-type="string">
            <text:p text:style-name="P63">Käyttäjälle voisi näyttää viestin tallentamisen onnistumisesta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ext:soft-page-break/>
          <table:table-row table:style-name="Table3.1">
            <table:table-cell table:style-name="Table3.A1" table:number-columns-spanned="7" office:value-type="string">
              <text:p text:style-name="P25"><text:span text:style-name="T10">T</text:span><text:span text:style-name="T11">estitapaus </text:span><text:span text:style-name="T13">4</text:span><text:span text:style-name="T11">: </text:span><text:span text:style-name="T13">SQL-kyselyn tulosten vienti tiedosto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82"><text:span text:style-name="T33">Y</text:span>ksilöivä numero</text:p>
          </table:table-cell>
          <table:table-cell table:style-name="Table3.A2" office:value-type="string">
            <text:p text:style-name="P84">Työnkulku <text:span text:style-name="T30">tai</text:span> <text:span text:style-name="T33">sen</text:span> poikkeama</text:p>
          </table:table-cell>
          <table:table-cell table:style-name="Table3.A2" office:value-type="string">
            <text:p text:style-name="P86">Syötteet</text:p>
          </table:table-cell>
          <table:table-cell table:style-name="Table3.A2" office:value-type="string">
            <text:p text:style-name="P88"><text:span text:style-name="T33">V</text:span>asteet</text:p>
          </table:table-cell>
          <table:table-cell table:style-name="Table3.A2" office:value-type="string">
            <text:p text:style-name="P90">Odotettu <text:span text:style-name="T33">vaste</text:span></text:p>
          </table:table-cell>
          <table:table-cell table:style-name="Table3.A2" office:value-type="string">
            <text:p text:style-name="P92">Johto-päätös</text:p>
          </table:table-cell>
          <table:table-cell table:style-name="Table3.G2" office:value-type="string">
            <text:p text:style-name="P92">Huomiot</text:p>
          </table:table-cell>
        </table:table-row>
        <table:table-row>
          <table:table-cell table:style-name="Table3.A2" office:value-type="string">
            <text:p text:style-name="P48"><text:span text:style-name="T52">4.</text:span>0</text:p>
          </table:table-cell>
          <table:table-cell table:style-name="Table3.A2" office:value-type="string">
            <text:p text:style-name="P44">Normaali työnkulku.</text:p>
          </table:table-cell>
          <table:table-cell table:style-name="Table3.A2" office:value-type="string">
            <text:p text:style-name="P65">SQL-kysely = select ycsb_key from usertable limit 5;</text:p>
            <text:p text:style-name="P65"/>
            <text:p text:style-name="P65">Tiedostonimi = test.csv</text:p>
          </table:table-cell>
          <table:table-cell table:style-name="Table3.A2" office:value-type="string">
            <text:p text:style-name="P39">Lokiin <text:span text:style-name="T31">tulee tieto</text:span> “<text:span text:style-name="T45">Save completed</text:span>”.</text:p>
          </table:table-cell>
          <table:table-cell table:style-name="Table3.A2" office:value-type="string">
            <text:p text:style-name="P67">Kyselyn tulokset tallentuvat tiedostoon, lokiin tulee tieto onnistumisesta.</text:p>
          </table:table-cell>
          <table:table-cell table:style-name="Table3.A2" office:value-type="string">
            <text:p text:style-name="P28">Ok</text:p>
          </table:table-cell>
          <table:table-cell table:style-name="Table3.G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50"><text:span text:style-name="T52">4</text:span>.a</text:p>
          </table:table-cell>
          <table:table-cell table:style-name="Table3.A2" office:value-type="string">
            <text:p text:style-name="P68">SQL-kysely on tyhjä.</text:p>
          </table:table-cell>
          <table:table-cell table:style-name="Table3.A2" office:value-type="string">
            <text:p text:style-name="P66">SQL-kysely =</text:p>
            <text:p text:style-name="P66"/>
            <text:p text:style-name="P66">Tiedostonimi = test.csv</text:p>
          </table:table-cell>
          <table:table-cell table:style-name="Table3.A2" office:value-type="string">
            <text:p text:style-name="P40">Lokiin <text:span text:style-name="T32">tulee tieto “Use select clause to get data for saving</text:span>”.</text:p>
          </table:table-cell>
          <table:table-cell table:style-name="Table3.A2" office:value-type="string">
            <text:p text:style-name="P30"><text:span text:style-name="T47">Tyhjää tiedosto EI synny, lokiin tulee virheviesti</text:span>.</text:p>
          </table:table-cell>
          <table:table-cell table:style-name="Table3.A2" office:value-type="string">
            <text:p text:style-name="P76">Ok</text:p>
          </table:table-cell>
          <table:table-cell table:style-name="Table3.G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span text:style-name="T52">4</text:span>.<text:span text:style-name="T35">b</text:span></text:p>
          </table:table-cell>
          <table:table-cell table:style-name="Table3.A2" office:value-type="string">
            <text:p text:style-name="P68">SQL-kysely ei ole validi.</text:p>
          </table:table-cell>
          <table:table-cell table:style-name="Table3.A2" office:value-type="string">
            <text:p text:style-name="P66">SQL-kysely = select ycsb_key from usertable <text:span text:style-name="T48">fetch first</text:span> 5<text:span text:style-name="T48"> rows only</text:span>;</text:p>
            <text:p text:style-name="P66"/>
            <text:p text:style-name="P66">Tiedostonimi = test.csv</text:p>
          </table:table-cell>
          <table:table-cell table:style-name="Table3.A2" office:value-type="string">
            <text:p text:style-name="P41">Lokiin <text:span text:style-name="T32">tulee tieto “Saving failed, error message: You have an error in your SQL syntax; check the manual that corresponds to your MySQL server version for the right syntax to use near 'fetch first 5 rows only' at line 1</text:span>”.</text:p>
          </table:table-cell>
          <table:table-cell table:style-name="Table3.A2" office:value-type="string">
            <text:p text:style-name="P32"><text:span text:style-name="T47">Tyhjää tiedosto EI synny, lokiin tulee virheviesti</text:span>.</text:p>
          </table:table-cell>
          <table:table-cell table:style-name="Table3.A2" office:value-type="string">
            <text:p text:style-name="P74">Ok</text:p>
          </table:table-cell>
          <table:table-cell table:style-name="Table3.G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72">4.c</text:p>
          </table:table-cell>
          <table:table-cell table:style-name="Table3.A2" office:value-type="string">
            <text:p text:style-name="P69">Tiedostonimi on <text:span text:style-name="T46"><text:s/>jätetty tyhjäksi.</text:span></text:p>
          </table:table-cell>
          <table:table-cell table:style-name="Table3.A2" office:value-type="string">
            <text:p text:style-name="P66">SQL-kysely = select ycsb_key from usertable limit 5;</text:p>
            <text:p text:style-name="P66"/>
            <text:p text:style-name="P66">Tiedostonimi =</text:p>
          </table:table-cell>
          <table:table-cell table:style-name="Table3.A2" office:value-type="string">
            <text:p text:style-name="P37"><text:span text:style-name="T49">Tiedoston valinta -ikkunaan tulee virheviesti "Please type a file name"</text:span>.</text:p>
          </table:table-cell>
          <table:table-cell table:style-name="Table3.A2" office:value-type="string">
            <text:p text:style-name="P70">Tuloksia ei tallennetta, käyttäjälle näytetään virheviesti.</text:p>
          </table:table-cell>
          <table:table-cell table:style-name="Table3.A2" office:value-type="string">
            <text:p text:style-name="P74">Ok</text:p>
          </table:table-cell>
          <table:table-cell table:style-name="Table3.G2" office:value-type="string">
            <text:p text:style-name="P2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19ca5de"/>
    </style:style>
    <style:style style:name="MT5" style:family="text">
      <style:text-properties officeooo:rsid="00343f05"/>
    </style:style>
    <style:style style:name="MT6" style:family="text">
      <style:text-properties officeooo:rsid="01a05eb7"/>
    </style:style>
    <style:style style:name="MT7" style:family="text">
      <style:text-properties officeooo:rsid="001f026d"/>
    </style:style>
    <style:style style:name="MT8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3</text:span>.<text:span text:style-name="MT5">11</text:span>.2017</text:p>
        <text:p text:style-name="MP2">Versio: <text:span text:style-name="MT6">1</text:span>.<text:span text:style-name="MT6">0</text:span>.<text:span text:style-name="MT7">0</text:span></text:p>
        <text:p text:style-name="MP3">Opintojakso: TIES546 Ohjelmistotestaus, Jyväskylän yliopisto, <text:span text:style-name="MT8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6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1-10T10:00:18.960581400</dc:date>
    <meta:editing-duration>P1DT2H23M3S</meta:editing-duration>
    <meta:editing-cycles>318</meta:editing-cycles>
    <meta:generator>LibreOffice/5.1.6.2$Linux_X86_64 LibreOffice_project/10m0$Build-2</meta:generator>
    <meta:document-statistic meta:table-count="4" meta:image-count="0" meta:object-count="0" meta:page-count="6" meta:paragraph-count="207" meta:word-count="759" meta:character-count="5833" meta:non-whitespace-character-count="5244"/>
  </office:meta>
</office:document-meta>
</file>